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169" officeooo:paragraph-rsid="00196169"/>
    </style:style>
    <style:style style:name="P2" style:family="paragraph" style:parent-style-name="Standard">
      <style:text-properties officeooo:rsid="00196169" officeooo:paragraph-rsid="00196169"/>
    </style:style>
    <style:style style:name="P3" style:family="paragraph" style:parent-style-name="Standard">
      <style:text-properties officeooo:rsid="001abd9d" officeooo:paragraph-rsid="001ab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dian States by Sex Ratio</text:p>
      <text:p text:style-name="P1"><text:s text:c="2"/><text:tab/>State / Union Territory (U.T.) <text:tab/>Sex Ratio</text:p>
      <text:p text:style-name="P1">2011 <text:tab/>Sex Ratio</text:p>
      <text:p text:style-name="P1">2001 <text:tab/>Change 2001 - 2011</text:p>
      <text:p text:style-name="P1">1 <text:tab/>Kerala <text:tab/>1,084 <text:tab/>1,058 <text:tab/>+26</text:p>
      <text:p text:style-name="P1">2 <text:tab/>Puducherry <text:tab/>1,038 <text:tab/>1,001 <text:tab/>+37</text:p>
      <text:p text:style-name="P1">3 <text:tab/>Tamil Nadu <text:tab/>995 <text:tab/>986 <text:tab/>+9</text:p>
      <text:p text:style-name="P1">4 <text:tab/>Andhra Pradesh <text:tab/>992 <text:tab/>978 <text:tab/>+14</text:p>
      <text:p text:style-name="P1">5 <text:tab/>Chhattisgarh <text:tab/>991 <text:tab/>990 <text:tab/>+1</text:p>
      <text:p text:style-name="P1">6 <text:tab/>Manipur <text:tab/>987 <text:tab/>978 <text:tab/>+9</text:p>
      <text:p text:style-name="P1">7 <text:tab/>Meghalaya <text:tab/>986 <text:tab/>975 <text:tab/>+11</text:p>
      <text:p text:style-name="P1">8 <text:tab/>Odisha <text:tab/>978 <text:tab/>972 <text:tab/>+6</text:p>
      <text:p text:style-name="P1">9 <text:tab/>Mizoram <text:tab/>975 <text:tab/>938 <text:tab/>+37</text:p>
      <text:p text:style-name="P1">10 <text:tab/>Himachal Pradesh <text:tab/>974 <text:tab/>970 <text:tab/>+4</text:p>
      <text:p text:style-name="P1">11 <text:tab/>Karnataka <text:tab/>968 <text:tab/>964 <text:tab/>+4</text:p>
      <text:p text:style-name="P1">12 <text:tab/>Goa <text:tab/>968 <text:tab/>960 <text:tab/>+8</text:p>
      <text:p text:style-name="P1">13 <text:tab/>Uttarakhand <text:tab/>963 <text:tab/>964 <text:tab/>-1</text:p>
      <text:p text:style-name="P1">14 <text:tab/>Tripura <text:tab/>961 <text:tab/>950 <text:tab/>+11</text:p>
      <text:p text:style-name="P1">15 <text:tab/>Assam <text:tab/>954 <text:tab/>932 <text:tab/>+22</text:p>
      <text:p text:style-name="P1">16 <text:tab/>Jharkhand <text:tab/>947 <text:tab/>941 <text:tab/>+6</text:p>
      <text:p text:style-name="P1">17 <text:tab/>West Bengal <text:tab/>947 <text:tab/>934 <text:tab/>+13</text:p>
      <text:p text:style-name="P1">18 <text:tab/>Lakshadweep <text:tab/>946 <text:tab/>947 <text:tab/>-1</text:p>
      <text:p text:style-name="P1">19 <text:tab/>Nagaland <text:tab/>931 <text:tab/>909 <text:tab/>+22</text:p>
      <text:p text:style-name="P1">20 <text:tab/>Madhya Pradesh <text:tab/>930 <text:tab/>920 <text:tab/>+10</text:p>
      <text:p text:style-name="P1">21 <text:tab/>Rajasthan <text:tab/>926 <text:tab/>922 <text:tab/>+4</text:p>
      <text:p text:style-name="P1">22 <text:tab/>Maharashtra <text:tab/>925 <text:tab/>922 <text:tab/>+3</text:p>
      <text:p text:style-name="P1">23 <text:tab/>Arunachal Pradesh <text:tab/>920 <text:tab/>901 <text:tab/>+19</text:p>
      <text:p text:style-name="P1">24 <text:tab/>Gujarat <text:tab/>918 <text:tab/>921 <text:tab/>-3</text:p>
      <text:p text:style-name="P1">25 <text:tab/>Bihar <text:tab/>916 <text:tab/>921 <text:tab/>-5</text:p>
      <text:p text:style-name="P1">26 <text:tab/>Uttar Pradesh <text:tab/>908 <text:tab/>898 <text:tab/>+10</text:p>
      <text:p text:style-name="P1">27 <text:tab/>Punjab <text:tab/>893 <text:tab/>874 <text:tab/>+19</text:p>
      <text:p text:style-name="P1">28 <text:tab/>Sikkim <text:tab/>889 <text:tab/>875 <text:tab/>+14</text:p>
      <text:p text:style-name="P1">29 <text:tab/>Jammu and Kashmir <text:tab/>883 <text:tab/>900 <text:tab/>-17</text:p>
      <text:p text:style-name="P1">30 <text:tab/>Andaman and Nicobar Islands <text:tab/>878 <text:tab/>846 <text:tab/>+32</text:p>
      <text:p text:style-name="P1">31 <text:tab/>Haryana <text:tab/>877 <text:tab/>861 <text:tab/>+16</text:p>
      <text:p text:style-name="P1">32 <text:tab/>Delhi <text:tab/>866 <text:tab/>821 <text:tab/>+45</text:p>
      <text:p text:style-name="P1">33 <text:tab/>Chandigarh <text:tab/>818 <text:tab/>773 <text:tab/>+45</text:p>
      <text:p text:style-name="P1">34 <text:tab/>Dadra and Nagar Haveli <text:tab/>775 <text:tab/>811 <text:tab/>-36</text:p>
      <text:p text:style-name="P1">35 <text:tab/>Daman and Diu <text:tab/>618 <text:tab/>709 <text:tab/>-91</text:p>
      <text:p text:style-name="P1"><text:s text:c="2"/><text:tab/>Total average <text:tab/>943 <text:tab/>933 <text:tab/>+10</text:p>
      <text:p text:style-name="P1"/>
      <text:p text:style-name="P1"/>
      <text:p text:style-name="P1"/>
      <text:p text:style-name="P1"/>
      <text:p text:style-name="P1"/>
      <text:p text:style-name="P1"/>
      <text:p text:style-name="P3">Sex Ratio of India 2011 <text:tab/>940 females for every 1,000 males</text:p>
      <text:p text:style-name="P3">Total Male Population <text:tab/>623,700,000 (623.7 million)</text:p>
      <text:p text:style-name="P3">Total Female Population <text:tab/>586,500,000 (586.5 million)</text:p>
      <text:p text:style-name="P3">Rural Sex Ratio of India <text:tab/>947</text:p>
      <text:p text:style-name="P3">Urban Sex Ratio of India <text:tab/>92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0:30:45.062886089</meta:creation-date>
    <dc:date>2016-04-08T00:32:05.058070767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45" meta:word-count="252" meta:character-count="1367" meta:non-whitespace-character-count="1003"/>
  </office:meta>
</office:document-meta>
</file>